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be held against a soul that the immediate viscera of administration is to reach for progressive theory to distill thereof managerial function. After all, they have a school to govern. That is not what is in contention. Save one the accusation. What instigates this investigation is the feasible deception involved in conferring to oneself progressive moniker. Words are not dead little things that unscrupulous discharge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22:59Z</meta:creation-date>
    <dc:date>2023-02-05T06:22:59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